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/>
          <table:table-cell table:formula="of:=[.Q32]+[.P33]"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/>
          <table:table-cell table:formula="of:=[.Q33]+[.P34]" office:value-type="float" office:value="1600" calcext:value-type="float">
            <text:p>1600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 table:number-rows-repeated="104854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.00.0000</text:date>, <text:time style:data-style-name="N2" text:time-value="14:29:49.8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73</meta:editing-cycles>
    <meta:editing-duration>PT2H52M31S</meta:editing-duration>
    <dc:title>Saison Ekkart</dc:title>
    <dc:date>2017-02-24T14:32:06.067000000</dc:date>
    <dc:creator>Ekkart Kleinod</dc:creator>
    <meta:generator>LibreOffice/5.2.5.1$Windows_x86 LibreOffice_project/0312e1a284a7d50ca85a365c316c7abbf20a4d22</meta:generator>
    <meta:document-statistic meta:table-count="2" meta:cell-count="10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